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style:font-name="Courier" fo:font-size="9pt" style:font-size-asian="9pt" style:font-size-complex="9pt"/>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text-properties fo:color="#000000" style:font-name="Monospace" fo:font-size="9pt" style:font-name-asian="Monospace" style:font-size-asian="9pt" style:font-name-complex="Monospace"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ize="9pt" style:font-size-asian="9pt" style:font-size-complex="9pt"/>
    </style:style>
    <style:style style:name="P13" style:family="paragraph" style:parent-style-name="Standard">
      <style:paragraph-properties fo:break-before="page"/>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8"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19"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0" style:family="paragraph" style:parent-style-name="Contents_20_1">
      <style:paragraph-properties>
        <style:tab-stops>
          <style:tab-stop style:position="5.9638in" style:type="right" style:leader-style="dotted" style:leader-text="."/>
        </style:tab-stops>
      </style:paragraph-properties>
    </style:style>
    <style:style style:name="P21" style:family="paragraph" style:parent-style-name="Contents_20_2">
      <style:paragraph-properties>
        <style:tab-stops>
          <style:tab-stop style:position="5.5154in" style:type="right" style:leader-style="dotted" style:leader-text="."/>
        </style:tab-stops>
      </style:paragraph-properties>
    </style:style>
    <style:style style:name="P22" style:family="paragraph" style:parent-style-name="Contents_20_3">
      <style:paragraph-properties>
        <style:tab-stops>
          <style:tab-stop style:position="5.2673in"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5" style:family="paragraph" style:parent-style-name="Standard" style:list-style-name="L1"/>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style>
    <style:style style:name="T1" style:family="text">
      <style:text-properties style:font-name="times new roman" fo:font-size="12pt" style:font-size-asian="12pt" style:font-size-complex="12pt"/>
    </style:style>
    <style:style style:name="T2" style:family="text">
      <style:text-properties fo:font-size="9pt" style:font-size-asian="9pt" style:font-size-complex="9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ly 2012</text:p>
      <text:p text:style-name="P4"><text:soft-page-break/>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0">1 BACKGROUND<text:tab/>4</text:p>
          <text:p text:style-name="P21">1.1 System Context<text:tab/>4</text:p>
          <text:p text:style-name="P21">1.2 Requirements<text:tab/>4</text:p>
          <text:p text:style-name="P22">1.2.1 fixApprovedVos<text:tab/>4</text:p>
          <text:p text:style-name="P22">1.2.2 checkMyVomsRecords<text:tab/>4</text:p>
          <text:p text:style-name="P22">1.2.3 checkMySite<text:tab/>5</text:p>
          <text:p text:style-name="P22">1.2.4 newVomsRecsForMySite<text:tab/>5</text:p>
          <text:p text:style-name="P22">1.2.5 getLSCRecords<text:tab/>5</text:p>
          <text:p text:style-name="P22">1.2.6 checkMyLSCRecords<text:tab/>5</text:p>
          <text:p text:style-name="P22">1.2.7 ConvertSidsToVods<text:tab/>5</text:p>
          <text:p text:style-name="P20">2 DESIGN<text:tab/>6</text:p>
          <text:p text:style-name="P21">2.1 High Level Design<text:tab/>6</text:p>
          <text:p text:style-name="P21">2.2 Notes on SIDs and VODs<text:tab/>7</text:p>
          <text:p text:style-name="P21">2.3 Flags and options for VomsSnooper<text:tab/>7</text:p>
          <text:p text:style-name="P21">2.4 Flags and options for CicToLsc<text:tab/>7</text:p>
          <text:p text:style-name="P21">2.5 Flags and options for SidFormatter<text:tab/>8</text:p>
          <text:p text:style-name="P21">2.6 Flags and options for SiteChecker<text:tab/>8</text:p>
          <text:p text:style-name="P20">3 BUILD AND INSTALL<text:tab/>9</text:p>
          <text:p text:style-name="P20">4 USE<text:line-break/><text:tab/>10</text:p>
          <text:p text:style-name="P21">4.1 fixApprovedVos<text:tab/>10</text:p>
          <text:p text:style-name="P22">4.1.1 Process<text:tab/>10</text:p>
          <text:p text:style-name="P22">4.1.2 Principles of operation<text:tab/>10</text:p>
          <text:p text:style-name="P21">4.2 checkMyVomsRecords<text:tab/>11</text:p>
          <text:p text:style-name="P22"><text:soft-page-break/>4.2.1 Process<text:tab/>11</text:p>
          <text:p text:style-name="P22">4.2.2 Principles of operation<text:tab/>11</text:p>
          <text:p text:style-name="P21">4.3 checkMySite<text:tab/>11</text:p>
          <text:p text:style-name="P22">4.3.1 Process<text:tab/>11</text:p>
          <text:p text:style-name="P22">4.3.2 Principles of operation<text:tab/>12</text:p>
          <text:p text:style-name="P21">4.4 newVomsRecsForMySite<text:tab/>13</text:p>
          <text:p text:style-name="P22">4.4.1 Process<text:tab/>13</text:p>
          <text:p text:style-name="P22">4.4.2 Principles of operation<text:tab/>13</text:p>
          <text:p text:style-name="P21">4.5 getLSCRecords<text:tab/>14</text:p>
          <text:p text:style-name="P22">4.5.1 Process<text:tab/>14</text:p>
          <text:p text:style-name="P22">4.5.2 Principles of operation<text:tab/>14</text:p>
          <text:p text:style-name="P21">4.6 checkMyLSCRecords<text:tab/>14</text:p>
          <text:p text:style-name="P22">4.6.1 Process<text:tab/>14</text:p>
          <text:p text:style-name="P22">4.6.2 Principles of operation<text:tab/>15</text:p>
          <text:p text:style-name="P21">4.7 convertSidsToVods<text:tab/>15</text:p>
          <text:p text:style-name="P22">4.7.1 Process<text:tab/>15</text:p>
          <text:p text:style-name="P22">4.7.2 Principles of operation<text:tab/>15</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es described herein are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e main process described here is intended to provide a bridge between the XML data and the Yaim inputs in order to ensure they are correct with the minimum amount of user intervention. The cases supported at present are:</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p text:style-name="Standard"/>
      <text:p text:style-name="Standard"/>
      <text:p text:style-name="Standard"><text:soft-page-break/></text:p>
      <text:h text:style-name="Heading_20_3" text:outline-level="3"><text:s/>checkMySite</text:h>
      <text:p text:style-name="Standard">This serves the same purpose as “checkMyVomsRecords”, above. It might be easier to use.</text:p>
      <text:h text:style-name="Heading_20_3" text:outline-level="3"><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h text:style-name="Heading_20_3" text:outline-level="3"><text:s/>ConvertSidsToVods</text:h>
      <text:p text:style-name="Standard">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work with DNS style names, so now the way to specify VOMS records is to place them in separate file under the vo.d directory (which lies in the same directory as the site-info.def file itself). Each individual file is named after the VO concerned (VODs format).</text:p>
      <text:p text:style-name="Standard"/>
      <text:p text:style-name="Standard">It is not convenient to have some VOs represented in one format, and others represented in another format. And as DNS style VOs can't be represented in SIDS format, it makes sense to represent all VOs in VODS format. A tool, ConvertSidsToVods.pl, has been provided to allow conversion of all VOs into VODS format. </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
      <text:p text:style-name="Standard"/>
      <text:p text:style-name="Standard"><draw:custom-shape text:anchor-type="paragraph" draw:z-index="0" draw:style-name="gr1" svg:width="0.9898in" svg:height="0.6669in" svg:x="0.1701in" svg:y="0.0134in"><text:p><text:s/>SidFormatter</text:p><draw:enhanced-geometry svg:viewBox="0 0 21600 21600" draw:glue-points="10800 0 0 10800 10800 21600 21600 10800" draw:type="flowchart-process" draw:enhanced-path="M 0 0 L 21600 0 21600 21600 0 21600 0 0 Z N"/></draw:custom-shape></text:p>
      <text:p text:style-name="Standard"><draw:line text:anchor-type="paragraph" draw:z-index="4" draw:style-name="gr2" draw:text-style-name="P26" svg:x1="1.1598in" svg:y1="0.1744in" svg:x2="3.0035in" svg:y2="0.5134in"><text:p/></draw:line></text:p>
      <text:p text:style-name="Standard"><draw:frame text:anchor-type="paragraph" draw:z-index="6" draw:style-name="gr3" svg:width="0.2295in" svg:height="0.1862in" svg:x="3.0035in" svg:y="0.1575in"><draw:text-box><text:p>*</text:p></draw:text-box></draw:frame></text:p>
      <text:p text:style-name="Standard"><draw:custom-shape text:anchor-type="paragraph" draw:z-index="2" draw:style-name="gr1" svg:width="1.0315in" svg:height="0.6669in" svg:x="3.0035in" svg:y="0.1437in"><text:p><text:s/>VirtOrgInfo</text:p><draw:enhanced-geometry svg:viewBox="0 0 21600 21600" draw:glue-points="10800 0 0 10800 10800 21600 21600 10800" draw:type="flowchart-process" draw:enhanced-path="M 0 0 L 21600 0 21600 21600 0 21600 0 0 Z N"/></draw:custom-shape><draw:line text:anchor-type="paragraph" draw:z-index="21" draw:style-name="gr2" draw:text-style-name="P27" svg:x1="0.6492in" svg:y1="0.4248in" svg:x2="0.6492in" svg:y2="0.1256in"><text:p/></draw:line></text:p>
      <text:p text:style-name="Standard"/>
      <text:p text:style-name="Standard"><draw:custom-shape text:anchor-type="paragraph" draw:z-index="15" draw:style-name="gr1" svg:width="0.9898in" svg:height="0.6669in" svg:x="1.4929in" svg:y="0.139in"><text:p><text:s/>SiteChecker</text:p><draw:enhanced-geometry svg:viewBox="0 0 21600 21600" draw:glue-points="10800 0 0 10800 10800 21600 21600 10800" draw:type="flowchart-process" draw:enhanced-path="M 0 0 L 21600 0 21600 21600 0 21600 0 0 Z N"/></draw:custom-shape><draw:frame text:anchor-type="paragraph" draw:z-index="17" draw:style-name="gr3" svg:width="0.2295in" svg:height="0.1862in" svg:x="2.8472in" svg:y="0.1138in"><draw:text-box><text:p>*</text:p></draw:text-box></draw:frame><draw:custom-shape text:anchor-type="paragraph" draw:z-index="20" draw:style-name="gr1" svg:width="0.9898in" svg:height="0.6669in" svg:x="0.1701in" svg:y="0.0555in"><text:p><text:s/>SidParser</text:p><draw:enhanced-geometry svg:viewBox="0 0 21600 21600" draw:glue-points="10800 0 0 10800 10800 21600 21600 10800" draw:type="flowchart-process" draw:enhanced-path="M 0 0 L 21600 0 21600 21600 0 21600 0 0 Z N"/></draw:custom-shape></text:p>
      <text:p text:style-name="Standard"><draw:frame text:anchor-type="paragraph" draw:z-index="7" draw:style-name="gr4" svg:width="-0.1776in" svg:height="-0.213in" svg:x="3.0764in" svg:y="0.3917in"><draw:text-box><text:p>*</text:p></draw:text-box></draw:frame><draw:line text:anchor-type="paragraph" draw:z-index="16" draw:style-name="gr2" draw:text-style-name="P27" svg:x1="2.4827in" svg:y1="0.261in" svg:x2="3.0035in" svg:y2="0.0319in"><text:p/></draw:line></text:p>
      <text:p text:style-name="Standard"><draw:line text:anchor-type="paragraph" draw:z-index="5" draw:style-name="gr2" draw:text-style-name="P27" svg:x1="2.7535in" svg:y1="0.8472in" svg:x2="3.0035in" svg:y2="0.0717in"><text:p/></draw:line><draw:line text:anchor-type="paragraph" draw:z-index="8" draw:style-name="gr2" draw:text-style-name="P27" svg:x1="3.9201in" svg:y1="0.0717in" svg:x2="4.2638in" svg:y2="0.6343in"><text:p/></draw:line><draw:frame text:anchor-type="paragraph" draw:z-index="14" draw:style-name="gr4" svg:width="-0.1669in" svg:height="-0.213in" svg:x="3.5138in" svg:y="0.2217in"><draw:text-box><text:p>*</text:p></draw:text-box></draw:frame><draw:line text:anchor-type="paragraph" draw:z-index="13" draw:style-name="gr2" draw:text-style-name="P27" svg:x1="3.0764in" svg:y1="1.4382in" svg:x2="3.4098in" svg:y2="0.0717in"><text:p/></draw:line><draw:line text:anchor-type="paragraph" draw:z-index="22" draw:style-name="gr2" draw:text-style-name="P27" svg:x1="1.1598in" svg:y1="0.0244in" svg:x2="1.4933in" svg:y2="0.0244in"><text:p/></draw:line></text:p>
      <text:p text:style-name="Standard"><draw:frame text:anchor-type="paragraph" draw:z-index="9" draw:style-name="gr3" svg:width="0.2295in" svg:height="0.1862in" svg:x="4.2638in" svg:y="0.2634in"><draw:text-box><text:p>*</text:p></draw:text-box></draw:frame><draw:custom-shape text:anchor-type="paragraph" draw:z-index="1" draw:style-name="gr1" svg:width="1.2606in" svg:height="0.6669in" svg:x="3.5453in" svg:y="0.4492in"><text:p><text:s/>VomsServer</text:p><draw:enhanced-geometry svg:viewBox="0 0 21600 21600" draw:glue-points="10800 0 0 10800 10800 21600 21600 10800" draw:type="flowchart-process" draw:enhanced-path="M 0 0 L 21600 0 21600 21600 0 21600 0 0 Z N"/></draw:custom-shape><draw:line text:anchor-type="paragraph" draw:z-index="18" draw:style-name="gr2" draw:text-style-name="P27" svg:x1="0.7846in" svg:y1="1.6157in" svg:x2="1.4929in" svg:y2="0.0583in"><text:p/></draw:line></text:p>
      <text:p text:style-name="Standard"/>
      <text:p text:style-name="Standard"><draw:custom-shape text:anchor-type="paragraph" draw:z-index="10" draw:style-name="gr1" svg:width="1.2606in" svg:height="0.6669in" svg:x="1.4929in" svg:y="0.0799in"><text:p><text:s/>VomsSnoop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9" draw:style-name="gr2" draw:text-style-name="P27" svg:x1="1.2535in" svg:y1="0.8772in" svg:x2="1.4933in" svg:y2="0.1272in"><text:p/></draw:line></text:p>
      <text:p text:style-name="Standard"/>
      <text:p text:style-name="Standard"><draw:custom-shape text:anchor-type="paragraph" draw:z-index="11" draw:style-name="gr1" svg:width="1.2606in" svg:height="0.6669in" svg:x="2.0244in" svg:y="0.1453in"><text:p><text:s/>CicToLsc</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3" draw:style-name="gr1" svg:width="1.5106in" svg:height="0.6669in" svg:x="0.0453in" svg:y="0.1382in"><text:p><text:s/>VoidCardXmlParser</text:p><text:p/><draw:enhanced-geometry svg:viewBox="0 0 21600 21600" draw:glue-points="10800 0 0 10800 10800 21600 21600 10800" draw:type="flowchart-process" draw:enhanced-path="M 0 0 L 21600 0 21600 21600 0 21600 0 0 Z N"/></draw:custom-shape><draw:line text:anchor-type="paragraph" draw:z-index="12" draw:style-name="gr2" draw:text-style-name="P27" svg:x1="1.5555in" svg:y1="0.5976in" svg:x2="2.0244in" svg:y2="0.122in"><text:p/></draw:line></text:p>
      <text:p text:style-name="Standard"/>
      <text:p text:style-name="Standard"/>
      <text:p text:style-name="Standard"/>
      <text:p text:style-name="Standard"/>
      <text:p text:style-name="Standard"/>
      <text:p text:style-name="Standard"/>
      <text:p text:style-name="Standard">The software has several entry points (mains). </text:p>
      <text:p text:style-name="Standard"/>
      <text:list xml:id="list12534815712" text:style-name="L1">
        <text:list-item>
          <text:p text:style-name="P25">SidFormatter parses existing Yaim files (site-info.def, vo.d) and prints them out in a standard, sorted manner. </text:p>
          <text:p text:style-name="P25"/>
        </text:list-item>
        <text:list-item>
          <text:p text:style-name="P25">SiteChecker parses existing Yaim files (site-info.def, vo.d) and the CIC Portal XML using a Sax parser. It then compares both data sources and prints out a report on the differences.</text:p>
          <text:p text:style-name="P25"/>
        </text:list-item>
        <text:list-item>
          <text:p text:style-name="P25">VomsSnooper parses the CIC portal XML and writes it out into records for formatting and printing in a standard, sorted way suitable for Yaim. </text:p>
          <text:p text:style-name="P25"/>
        </text:list-item>
        <text:list-item>
          <text:p text:style-name="P25">CicToLsc also uses the SAX parser, but only includes functionality for making LSC files. It is for the convenience of people who wish to bypass the Yaim configuration process. </text:p>
          <text:p text:style-name="P25"/>
        </text:list-item>
      </text:list>
      <text:p text:style-name="Standard"><text:soft-page-break/>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 format. Due to restrictions with DNS style names (with dots in them) it was later necessary to invent a new format, whereby the records are stored in their own separate files under a vo.d directory. This format is known as VOD format. It is possible to represent any VO in VOD format. VOs with names with dots in them, however, cannot be represented in SID format (the programs refer to these as “silly sids”).</text:p>
      <text:p text:style-name="Standard"/>
      <text:p text:style-name="Standard">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Flags and options for VomsSnooper</text:h>
      <text:p text:style-name="P16"><text:s/>The VomsSnooper tool takes an XML file from the CIC portal, and </text:p>
      <text:p text:style-name="P16">formats it into a standard, sorted manner for Yaim. </text:p>
      <text:p text:style-name="P16"/>
      <text:p text:style-name="P16">Mandatory arguments: </text:p>
      <text:p text:style-name="P16"><text:s text:c="2"/>--xmlfile f <text:s text:c="6"/># Input XML file downloaded from CIC portal </text:p>
      <text:p text:style-name="P16"><text:s text:c="2"/>--myvos <text:s text:c="2"/>f <text:s text:c="6"/># Names of VOs that I support </text:p>
      <text:p text:style-name="P16"><text:s text:c="2"/>--vodfile f <text:s text:c="6"/># Names of VOs that must be output in VOD format </text:p>
      <text:p text:style-name="P16"><text:s text:c="2"/>--outfile f <text:s text:c="6"/># Where to write SIDs (records that can be</text:p>
      <text:p text:style-name="P16"><text:s text:c="22"/>represented in a site-info.def) </text:p>
      <text:p text:style-name="P16">Optional arguments: </text:p>
      <text:p text:style-name="P16"><text:s text:c="2"/>--help <text:s text:c="11"/># Prints this info </text:p>
      <text:p text:style-name="P16"><text:s text:c="2"/>--voddir <text:s/>d <text:s text:c="6"/># Where to write VODs (records that cannot be</text:p>
      <text:p text:style-name="P16"><text:s text:c="22"/>represented in a site-info.def) </text:p>
      <text:p text:style-name="P16"><text:s text:c="2"/>--printvodtitle <text:s text:c="2"/># When printing VODs, put the name of the VOD file</text:p>
      <text:p text:style-name="P16"><text:s text:c="22"/>in the output </text:p>
      <text:p text:style-name="P16"><text:s text:c="2"/>--nosillysids <text:s text:c="4"/># When printing SIDs, reject ones with silly names</text:p>
      <text:p text:style-name="P16"><text:s text:c="22"/>(DNS/dot style) </text:p>
      <text:p text:style-name="P16"><text:s text:c="2"/>--ignorecernrule <text:s/># Ignore the cern rule (use only voms.cern.ch) </text:p>
      <text:p text:style-name="P16"><text:s text:c="2"/>--extrafields <text:s text:c="4"/># Print some extra fields (not recommended) </text:p>
      <text:p text:style-name="P16"><text:s text:c="2"/>--contactsfile <text:s text:c="3"/># Where to print the VO contacts (not recommended) </text:p>
      <text:p text:style-name="P16"><text:s text:c="2"/>--vomsdir <text:s text:c="8"/># Where to print LSC files </text:p>
      <text:h text:style-name="Heading_20_2" text:outline-level="2"><text:s/>Flags and options for CicToLsc</text:h>
      <text:p text:style-name="P9"/>
      <text:p text:style-name="P9">The CicToLsc tool takes an XML file from the CIC portal, and </text:p>
      <text:p text:style-name="P9">creates a set of LSC files from the data, bypassing Yaim. </text:p>
      <text:p text:style-name="P9"/>
      <text:p text:style-name="P9">Mandatory arguments: </text:p>
      <text:p text:style-name="P9"><text:s text:c="2"/>--xmlfile <text:s text:c="6"/>f <text:s text:c="6"/># Input XML file downloaded from CIC portal </text:p>
      <text:p text:style-name="P9"><text:s text:c="2"/>--approvedvos <text:s text:c="2"/>f <text:s text:c="6"/># File of names of VOs that I support </text:p>
      <text:p text:style-name="P9"><text:soft-page-break/><text:s text:c="2"/>--vomsdir <text:s text:c="14"/># Where to print LSC Files </text:p>
      <text:p text:style-name="P9">Optional arguments: </text:p>
      <text:p text:style-name="P9"><text:s text:c="2"/>--help <text:s text:c="17"/># Prints this info </text:p>
      <text:h text:style-name="Heading_20_2" text:outline-level="2"><text:s/>Flags and options for SidFormatter</text:h>
      <text:p text:style-name="P17">The SidFormatter tool takes an existing populated site-info.def file and vo.d directory, and </text:p>
      <text:p text:style-name="P17">formats it into a standard, sorted manner. It writes its output into a new, </text:p>
      <text:p text:style-name="P17">unpopulated site-info.def file and vo.d directory. </text:p>
      <text:p text:style-name="P17"/>
      <text:p text:style-name="P17">Mandatory arguments: </text:p>
      <text:p text:style-name="P17"><text:s text:c="2"/>--oldsiddir dir <text:s text:c="2"/># Some existing directory that contains a populated</text:p>
      <text:p text:style-name="P17"><text:s text:c="22"/>site-info.def file and vo.d directory </text:p>
      <text:p text:style-name="P17"><text:s text:c="2"/>--newsiddir dir <text:s text:c="2"/># Some existing directory that contains an unpopulated</text:p>
      <text:p text:style-name="P17"><text:s text:c="22"/>site-info.def file and vo.d directory </text:p>
      <text:p text:style-name="P17"><text:s text:c="2"/>--myvos <text:s text:c="2"/>f <text:s text:c="6"/># Names of VOs that I support </text:p>
      <text:p text:style-name="P17"/>
      <text:p text:style-name="P17">Optional arguments: </text:p>
      <text:p text:style-name="P17"><text:s text:c="2"/>--flat <text:s text:c="11"/># Print all the records out in a site-info.def, even</text:p>
      <text:p text:style-name="P17"><text:s text:c="22"/>when they are silly sids </text:p>
      <text:p text:style-name="P17"><text:s text:c="2"/>--help <text:s text:c="11"/># Prints this info </text:p>
      <text:p text:style-name="P12"/>
      <text:p text:style-name="P9"/>
      <text:h text:style-name="Heading_20_2" text:outline-level="2"><text:s/>Flags and options for SiteChecker</text:h>
      <text:p text:style-name="P10"/>
      <text:p text:style-name="P10"/>
      <text:p text:style-name="P10">The SiteChecker tool checks if a site complies with the CIC portal XML </text:p>
      <text:p text:style-name="P10"/>
      <text:p text:style-name="P10">Mandatory arguments: </text:p>
      <text:p text:style-name="P10"><text:s text:c="2"/>--xmlurl <text:s/>f <text:s text:c="6"/># URL of XML file (i.e. CIC portal) </text:p>
      <text:p text:style-name="P10"><text:s text:c="2"/>--sidfile f <text:s text:c="6"/># Location of site-info.def file </text:p>
      <text:p text:style-name="P10"/>
      <text:p text:style-name="P10">Optional arguments: </text:p>
      <text:p text:style-name="P10"><text:s text:c="2"/>--help <text:s text:c="11"/># Prints this info</text:p>
      <text:p text:style-name="P10"/>
      <text:p text:style-name="P12"/>
      <text:h text:style-name="P23" text:outline-level="1"><text:s/>BUILD AND INSTALL</text:h>
      <text:p text:style-name="Standard">The software is open source, and it can be downloaded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 (see ~/git/GridDevel/vs_scripts/set_paths.sh).</text:p>
      <text:p text:style-name="Standard"/>
      <text:p text:style-name="Standard">The tools are distributed as relocatable directly-executable JAR files that reside initially in ~/git/GridDevel/vs_scripts/ant/dist/lib, e.g.</text:p>
      <text:p text:style-name="P7"/>
      <text:p text:style-name="P8"># cd ~/git/GridDevel/vs_scripts/ant/dist/lib</text:p>
      <text:p text:style-name="P7"><text:span text:style-name="T2"># ./</text:span>SiteChecker.jar --xmlurl \</text:p>
      <text:p text:style-name="P7"><text:s text:c="5"/>http://operations-portal.egi.eu/xml/voIDCard/public/all/true \</text:p>
      <text:p text:style-name="P7"><text:s text:c="5"/>--sidfile glitecfg/site-info.def</text:p>
      <text:p text:style-name="P7"/>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p text:style-name="Standard"/>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8">https://www.gridpp.ac.uk/wiki/GridPP_approved_VOs#Approved_Global_VOs</text:p>
      <text:p text:style-name="P18"/>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text:soft-page-break/></text:p>
      <text:p text:style-name="P18"/>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Standard"/>
      <text:h text:style-name="Heading_20_2" text:outline-level="2"><text:s/>checkMySite</text:h>
      <text:p text:style-name="Standard">This use case will get the newest records from the CIC portal XML and make sure your <text:s/>current site-info.def/vo.d tallies with those records.</text:p>
      <text:h text:style-name="Heading_20_3" text:outline-level="3"><text:s/>Process</text:h>
      <text:p text:style-name="Standard">In a shell:</text:p>
      <text:p text:style-name="P6"/>
      <text:p text:style-name="P6"># cd <text:s/>~/git/GridDevel/vs_scripts/usecases/checkSite</text:p>
      <text:p text:style-name="Standard"><text:soft-page-break/></text:p>
      <text:p text:style-name="Standard">Vi the checkSite.sh script to make is comply with your local set-up. And now run the checkSite.sh script, as follows.</text:p>
      <text:p text:style-name="P6"/>
      <text:p text:style-name="P6"># ./checkSite.sh</text:p>
      <text:p text:style-name="P6"/>
      <text:p text:style-name="Standard">The script will report any discrepancies to the screen.</text:p>
      <text:h text:style-name="Heading_20_3" text:outline-level="3"><text:s/>Principles of operation</text:h>
      <text:p text:style-name="Standard">The checkSite.sh script syncs a local directory with a copy of the site-info.def/vo.d config from a cream CE. It then uses a tool, SiteChecker.jar, to read XML from the CIC portal, it reads SID data for the site-info.def/vo.d and finally compares the records.</text:p>
      <text:p text:style-name="Standard"/>
      <text:p text:style-name="Standard"/>
      <text:p text:style-name="Standard"/>
      <text:p text:style-name="P18"/>
      <text:p text:style-name="P13"/>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19"/>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p text:style-name="Standard"/>
      <text:p text:style-name="Standard"/>
      <text:p text:style-name="Standard"/>
      <text:p text:style-name="Standard"/>
      <text:p text:style-name="Standard"/>
      <text:h text:style-name="Heading_20_2" text:outline-level="2"><text:s/>checkMyLSCRecords</text:h>
      <text:p text:style-name="Standard">This use case will compare the LSC records at a site to the ones that exists in the CIC Portal XML file. </text:p>
      <text:h text:style-name="Heading_20_3" text:outline-level="3"><text:s/>Process</text:h>
      <text:p text:style-name="Standard">In a shell:</text:p>
      <text:p text:style-name="P6"/>
      <text:p text:style-name="P6"># cd <text:s/>~git/GridDevel/vs_scripts/usecases/checkMyLSCRecords/</text:p>
      <text:p text:style-name="P6"/>
      <text:p text:style-name="Standard">Vi the checkMyLSCRecords.sh script to make is comply with your local set-up. And now run the <text:span text:style-name="T1">checkMyLSCRecords.sh </text:span><text:s/>script, as follows.</text:p>
      <text:p text:style-name="P6"/>
      <text:p text:style-name="P6"># checkMyLSCRecords.sh</text:p>
      <text:p text:style-name="P6"/>
      <text:p text:style-name="Standard">Ignore the warnings about “silly SIDs”. The script will make a file, diffs.txt, that shows any discrepancies it finds.</text:p>
      <text:p text:style-name="Standard"><text:soft-page-break/></text:p>
      <text:h text:style-name="Heading_20_3" text:outline-level="3"><text:s/>Principles of operation</text:h>
      <text:p text:style-name="Standard"/>
      <text:p text:style-name="Standard">The script makes a set of LSC records from the CIC Portal XML, then makes another set from the data at a site. It then does an MD5 sum of all the data, and prints out any diffs into a text file.</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convertSidsToVods.pl<text:span text:style-name="T1">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ting out a 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53</meta:editing-cycles>
    <meta:editing-duration>PT24H33M37S</meta:editing-duration>
    <meta:initial-creator>Steve Jones</meta:initial-creator>
    <dc:date>2012-08-02T11:26:45</dc:date>
    <dc:creator>Steve Jones</dc:creator>
    <meta:document-statistic meta:table-count="0" meta:image-count="0" meta:object-count="0" meta:page-count="15" meta:paragraph-count="234" meta:word-count="2950" meta:character-count="18475"/>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